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77.65pt"/>
    </style:style>
    <style:style style:name="co3" style:family="table-column">
      <style:table-column-properties fo:break-before="auto" style:column-width="187.06pt"/>
    </style:style>
    <style:style style:name="co4" style:family="table-column">
      <style:table-column-properties fo:break-before="auto" style:column-width="214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102.44pt" fo:break-before="auto" style:use-optimal-row-height="true"/>
    </style:style>
    <style:style style:name="ro4" style:family="table-row">
      <style:table-row-properties style:row-height="68.71pt" fo:break-before="auto" style:use-optimal-row-height="true"/>
    </style:style>
    <style:style style:name="ro5" style:family="table-row">
      <style:table-row-properties style:row-height="23.56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33-OLinuXino_Rev_C_n8GB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1206_5MIL</text:p>
          </table:table-cell>
          <table:table-cell office:value-type="string" calcext:value-type="string">
            <text:p>R76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36, R37, R38, R39, R45, R62, R63,</text:p>
            <text:p> R64, R7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1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35, R4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0, R31, R32, R33, R34, R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7, R18, R65, R67, R6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43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9, R21, R26, R55, R59, R6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7, R5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2, R57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, R5, R7, R12, R24, R25, R42, R46,</text:p>
            <text:p> R6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, R49, R50, R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8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3, R10, R14, R23, R29, R5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, R15, R27, R7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SMALL</text:p>
          </table:table-cell>
          <table:table-cell office:value-type="string" calcext:value-type="string">
            <text:p>R7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8, C6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6, C67, C112, C127</text:p>
          </table:table-cell>
          <table:table-cell table:number-columns-repeated="1020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3, C4, C5, C6, C7, C10, C11, C12, C14,</text:p>
            <text:p> C15, C16, C18, C19, C20, C23, C24, C25,</text:p>
            <text:p> C26, C27, C28, C29, C30, C31, C32, C33,</text:p>
            <text:p> C34, C35, C36, C37, C38, C39, C40, C41,</text:p>
            <text:p> C42, C43, C44, C45, C46, C47, C48, C49,</text:p>
            <text:p> C50, C51, C52, C53, C56, C61, C62, C63,</text:p>
            <text:p> C64, C65, C72, C74, C82, C87, C88, C97,</text:p>
            <text:p>C110, C114, C118, C123, C134, C135,</text:p>
            <text:p> C136, C137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, C9, C22, C85, C91, C93, C104,</text:p>
            <text:p> C105, C111</text:p>
          </table:table-cell>
          <table:table-cell table:number-columns-repeated="1020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0, C71, C73, C75, C76, C77, C78, C79,</text:p>
            <text:p> C81, C83, C84, C86, C89, C90, C92, C94,</text:p>
            <text:p> C95, C96, C98, C99, C100, C102, C106,</text:p>
            <text:p>C107, C108, C109, C113, C116, C117,</text:p>
            <text:p> C119, C120, C122, C124, C125, C126,</text:p>
            <text:p> C128, C129, C130, C132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, C8, C21, C54, C60, C138, C139, C140,</text:p>
            <text:p> C141, C14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uF/6.3V/0805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3, C55, C57, C5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3A/YS75/7x8</text:p>
          </table:table-cell>
          <table:table-cell office:value-type="string" calcext:value-type="string">
            <text:p>LLQH88PN100M38</text:p>
          </table:table-cell>
          <table:table-cell office:value-type="string" calcext:value-type="string">
            <text:p>L13</text:p>
          </table:table-cell>
          <table:table-cell table:number-columns-repeated="1020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WPA4018S1R5NT</text:p>
            <text:p>(1.5uH/3A/DCR&lt;0.1R)</text:p>
          </table:table-cell>
          <table:table-cell office:value-type="string" calcext:value-type="string">
            <text:p>L-SWPA4018S</text:p>
          </table:table-cell>
          <table:table-cell office:value-type="string" calcext:value-type="string">
            <text:p>L4, L5, L6, L7, L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3, L10, L11, L12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3, 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PM1481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C-306_32.768KHZ/</text:p>
            <text:p>SMD_8038/12.5pF</text:p>
          </table:table-cell>
          <table:table-cell office:value-type="string" calcext:value-type="string">
            <text:p>HC49/S_32768HZ/6PF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4SB24.000F20E15/5x3.2mm/</text:p>
            <text:p>20ppm/20pF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33/TFBGA282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23</text:p>
          </table:table-cell>
          <table:table-cell office:value-type="string" calcext:value-type="string">
            <text:p>AXP221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T29F64G08CBABAWP:BTR</text:p>
            <text:p>(8GB_NAND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EM4G08D3EABG-125</text:p>
            <text:p>(TFBGA-78_DDR3-1600_11-11-11)</text:p>
          </table:table-cell>
          <table:table-cell office:value-type="string" calcext:value-type="string">
            <text:p>H5TQ2G83CFR-H9C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6280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V-WZA21-40-LF</text:p>
          </table:table-cell>
          <table:table-cell office:value-type="string" calcext:value-type="string">
            <text:p>ML40-FPV-WZA21-40-LF</text:p>
          </table:table-cell>
          <table:table-cell office:value-type="string" calcext:value-type="string">
            <text:p>CSI/DS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5</text:p>
          </table:table-cell>
          <table:table-cell office:value-type="string" calcext:value-type="string">
            <text:p>CON5HN1X5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J325P00XG0B02G</text:p>
          </table:table-cell>
          <table:table-cell office:value-type="string" calcext:value-type="string">
            <text:p>AUDIO_JACK_3-5PIN</text:p>
          </table:table-cell>
          <table:table-cell office:value-type="string" calcext:value-type="string">
            <text:p>HEADPHONES, MIC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MICRO_S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SW-TAKTIT1185AU2</text:p>
          </table:table-cell>
          <table:table-cell office:value-type="string" calcext:value-type="string">
            <text:p>UBOO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_BUT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2:Closed/2-3:Opened</text:p>
          </table:table-cell>
          <table:table-cell office:value-type="string" calcext:value-type="string">
            <text:p>SJ2W6</text:p>
          </table:table-cell>
          <table:table-cell office:value-type="string" calcext:value-type="string">
            <text:p>PWRON/PL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/close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LCD_VCC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, R13, R16, R60, R6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4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, R5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01, C103, C131, C1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uF/6.3V/0805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5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, C1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0, R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ML40HN2X20</text:p>
          </table:table-cell>
          <table:table-cell office:value-type="string" calcext:value-type="string">
            <text:p>GPIO, LCD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NA(SWPA4018S1R5NT</text:p>
            <text:p>(1.5uH/3A/DCR&lt;0.1R))</text:p>
          </table:table-cell>
          <table:table-cell office:value-type="string" calcext:value-type="string">
            <text:p>L-SWPA4018S</text:p>
          </table:table-cell>
          <table:table-cell office:value-type="string" calcext:value-type="string">
            <text:p>L8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8-06-01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8:46:58.982955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1T08:47:10.584927720</dc:date>
    <meta:editing-duration>PT17M23S</meta:editing-duration>
    <meta:editing-cycles>20</meta:editing-cycles>
    <meta:document-statistic meta:table-count="1" meta:cell-count="280" meta:object-count="0"/>
  </office:meta>
</office:document-meta>
</file>